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6977" officeooo:paragraph-rsid="00076977" style:font-size-asian="18pt" style:font-size-complex="18pt"/>
    </style:style>
    <style:style style:name="P2" style:family="paragraph" style:parent-style-name="Standard">
      <style:text-properties officeooo:rsid="00076977" officeooo:paragraph-rsid="00076977"/>
    </style:style>
    <style:style style:name="P3" style:family="paragraph" style:parent-style-name="Standard">
      <style:text-properties fo:font-weight="bold" officeooo:rsid="00076977" officeooo:paragraph-rsid="00076977" style:font-weight-asian="bold" style:font-weight-complex="bold"/>
    </style:style>
    <style:style style:name="P4" style:family="paragraph" style:parent-style-name="Standard">
      <style:text-properties officeooo:rsid="00086bbb" officeooo:paragraph-rsid="00086bbb"/>
    </style:style>
    <style:style style:name="P5" style:family="paragraph" style:parent-style-name="Standard">
      <style:text-properties officeooo:rsid="0022de90" officeooo:paragraph-rsid="0022de90"/>
    </style:style>
    <style:style style:name="P6" style:family="paragraph" style:parent-style-name="Standard">
      <style:text-properties officeooo:rsid="0023f621" officeooo:paragraph-rsid="0023f621"/>
    </style:style>
    <style:style style:name="P7" style:family="paragraph" style:parent-style-name="Standard">
      <style:text-properties officeooo:rsid="0022de90" officeooo:paragraph-rsid="0023f621"/>
    </style:style>
    <style:style style:name="P8" style:family="paragraph" style:parent-style-name="Standard">
      <style:text-properties officeooo:rsid="000b52aa" officeooo:paragraph-rsid="000b52aa"/>
    </style:style>
    <style:style style:name="P9" style:family="paragraph" style:parent-style-name="Standard">
      <style:text-properties officeooo:rsid="000b52aa" officeooo:paragraph-rsid="000b647e"/>
    </style:style>
    <style:style style:name="P10" style:family="paragraph" style:parent-style-name="Standard">
      <style:text-properties fo:font-weight="bold" officeooo:rsid="000b647e" officeooo:paragraph-rsid="000b647e" style:font-weight-asian="bold" style:font-weight-complex="bold"/>
    </style:style>
    <style:style style:name="P11" style:family="paragraph" style:parent-style-name="Standard">
      <style:text-properties officeooo:rsid="000e8dc8" officeooo:paragraph-rsid="000e8dc8"/>
    </style:style>
    <style:style style:name="P12" style:family="paragraph" style:parent-style-name="Standard">
      <style:text-properties fo:font-weight="bold" officeooo:rsid="0027700a" officeooo:paragraph-rsid="0027700a" style:font-weight-asian="bold" style:font-weight-complex="bold"/>
    </style:style>
    <style:style style:name="P13" style:family="paragraph" style:parent-style-name="Standard">
      <style:text-properties officeooo:rsid="0027700a" officeooo:paragraph-rsid="0027700a"/>
    </style:style>
    <style:style style:name="P14" style:family="paragraph" style:parent-style-name="Standard">
      <style:text-properties officeooo:rsid="00292c79" officeooo:paragraph-rsid="00292c79"/>
    </style:style>
    <style:style style:name="P15" style:family="paragraph" style:parent-style-name="Standard">
      <style:text-properties officeooo:rsid="001e815a" officeooo:paragraph-rsid="001e815a"/>
    </style:style>
    <style:style style:name="T1" style:family="text">
      <style:text-properties officeooo:rsid="0022de90"/>
    </style:style>
    <style:style style:name="T2" style:family="text">
      <style:text-properties officeooo:rsid="00245285"/>
    </style:style>
    <style:style style:name="T3" style:family="text">
      <style:text-properties officeooo:rsid="001a6fd0"/>
    </style:style>
    <style:style style:name="T4" style:family="text">
      <style:text-properties officeooo:rsid="0023f621"/>
    </style:style>
    <style:style style:name="T5" style:family="text">
      <style:text-properties officeooo:rsid="0018ad79"/>
    </style:style>
    <style:style style:name="T6" style:family="text">
      <style:text-properties officeooo:rsid="00259148"/>
    </style:style>
    <style:style style:name="T7" style:family="text">
      <style:text-properties officeooo:rsid="0027700a"/>
    </style:style>
    <style:style style:name="T8" style:family="text">
      <style:text-properties officeooo:rsid="002c2a8a"/>
    </style:style>
    <style:style style:name="T9" style:family="text">
      <style:text-properties officeooo:rsid="00292c79"/>
    </style:style>
    <style:style style:name="T10" style:family="text">
      <style:text-properties officeooo:rsid="002b2666"/>
    </style:style>
    <style:style style:name="T11" style:family="text">
      <style:text-properties officeooo:rsid="00206c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ermat Flipper</text:p>
      <text:p text:style-name="P2"/>
      <text:p text:style-name="P3">Creating a React Project</text:p>
      <text:p text:style-name="P4"><text:span text:style-name="T1">Hi my name’s Jef </text:span><text:span text:style-name="T2">McDonald</text:span><text:span text:style-name="T1"> and </text:span><text:span text:style-name="T3">this </text:span><text:span text:style-name="T2">is a </text:span><text:span text:style-name="T3">project </text:span><text:span text:style-name="T2">for a fairly simple</text:span> gallery browser </text:p>
      <text:p text:style-name="P5"/>
      <text:p text:style-name="P6">DEV</text:p>
      <text:p text:style-name="P7">I developed the App with Django running <text:span text:style-name="T2">the Database server and </text:span>with the React Frontend making fetches to the Backend API. <text:s/></text:p>
      <text:p text:style-name="P7"/>
      <text:p text:style-name="P6">Production</text:p>
      <text:p text:style-name="P7">In production the frontend was deployed as static data within the Django Framework allowing the app to be run on a single host that handles frontend, backend, Static data and Media.</text:p>
      <text:p text:style-name="P5"/>
      <text:p text:style-name="P6">Advantages</text:p>
      <text:p text:style-name="P5">This is a perfec<text:span text:style-name="T4">t kind of set up</text:span> for <text:span text:style-name="T4">small business such as resturants, take-outs, artists, musicians, crafts people and shops</text:span> that don’t require <text:span text:style-name="T4">vast</text:span> amount of storage space. <text:s/></text:p>
      <text:p text:style-name="P2"/>
      <text:p text:style-name="P3">UI Sketch</text:p>
      <text:p text:style-name="P4">image: sketch</text:p>
      <text:p text:style-name="P4">To begin I made a <text:span text:style-name="T3">quick </text:span><text:span text:style-name="T5">mockup </text:span><text:span text:style-name="T3">of the UI with</text:span><text:span text:style-name="T5"> Figma</text:span>, and <text:span text:style-name="T3">then rendered it with CSS.</text:span></text:p>
      <text:p text:style-name="P2"/>
      <text:p text:style-name="P3">Creating the User Interface with CSS</text:p>
      <text:p text:style-name="P4">So the first thing I like to do is create the UI using CSS</text:p>
      <text:p text:style-name="P8">The css is <text:span text:style-name="T6">organised</text:span> into a few different files. </text:p>
      <text:p text:style-name="P8">General.css – for default settings for elements, defining scrollbars and inverse text</text:p>
      <text:p text:style-name="P8">fonts.css – contains root variables for the project fonts</text:p>
      <text:p text:style-name="P8">theme.css – root variables for the colors used in the project</text:p>
      <text:p text:style-name="P8">svgBeermat.css – styles for the component that we are designing</text:p>
      <text:p text:style-name="P9"/>
      <text:p text:style-name="P10"><text:span text:style-name="T7">CSS </text:span>SVG</text:p>
      <text:p text:style-name="P11"><text:span text:style-name="T8">The navigation arrows and t</text:span>he <text:span text:style-name="T9">loading </text:span><text:span text:style-name="T10">spinner </text:span><text:span text:style-name="T8">are SVG components. The </text:span>SVG’s <text:span text:style-name="T8">are</text:span> made using Inkscape <text:span text:style-name="T8">and</text:span> They’re super quick to do and it allows you control over lots of different <text:span text:style-name="T10">attributes</text:span> using css and javascript. In this project <text:span text:style-name="T10">I’m using CSS for the spinner animation and</text:span> toggling the color on hover <text:span text:style-name="T10">with <text:s/>a little gsap to give the arrows </text:span>a short bounce <text:span text:style-name="T10">when they get to the end </text:span><text:span text:style-name="T8">of thegallery</text:span><text:span text:style-name="T10">.</text:span></text:p>
      <text:p text:style-name="P8"><text:s/></text:p>
      <text:p text:style-name="P12">Django</text:p>
      <text:p text:style-name="P13">Database App</text:p>
      <text:p text:style-name="P14">The back end database is one table that holds details about pictures</text:p>
      <text:p text:style-name="P13">models.py</text:p>
      <text:p text:style-name="P13">db_admin.py</text:p>
      <text:p text:style-name="P13"/>
      <text:p text:style-name="P12">REST API </text:p>
      <text:p text:style-name="P13">Endpoints</text:p>
      <text:p text:style-name="P13">urls.py</text:p>
      <text:p text:style-name="P13">views.py</text:p>
      <text:p text:style-name="P8"/>
      <text:p text:style-name="P8"/>
      <text:p text:style-name="P3">Wiring Up the App in React</text:p>
      <text:p text:style-name="P2"/>
      <text:p text:style-name="P15">Tour of components and SVG’ <text:span text:style-name="T11">components</text:span></text:p>
      <text:p text:style-name="P2"/>
      <text:p text:style-name="P2"><text:soft-page-break/></text:p>
      <text:p text:style-name="P2">Responsive Design</text:p>
      <text:p text:style-name="P2"/>
      <text:p text:style-name="P2">Video Overview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3:34:01.304350302</meta:creation-date>
    <dc:date>2024-10-19T11:38:50.153647694</dc:date>
    <meta:editing-duration>PT9H22M43S</meta:editing-duration>
    <meta:editing-cycles>23</meta:editing-cycles>
    <meta:generator>LibreOffice/24.8.0.3$Linux_X86_64 LibreOffice_project/0bdf1299c94fe897b119f97f3c613e9dca6be583</meta:generator>
    <meta:document-statistic meta:table-count="0" meta:image-count="0" meta:object-count="0" meta:page-count="2" meta:paragraph-count="35" meta:word-count="306" meta:character-count="1781" meta:non-whitespace-character-count="1496"/>
  </office:meta>
</office:document-meta>
</file>